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d3b4" officeooo:paragraph-rsid="000bd3b4"/>
    </style:style>
    <style:style style:name="P2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bd3b4" officeooo:paragraph-rsid="000bd3b4"/>
    </style:style>
    <style:style style:name="P3" style:family="paragraph" style:parent-style-name="Title">
      <style:text-properties officeooo:rsid="000bd3b4" officeooo:paragraph-rsid="000bd3b4"/>
    </style:style>
    <style:style style:name="P4" style:family="paragraph" style:parent-style-name="Subtitle">
      <style:text-properties officeooo:rsid="000e0cb4" officeooo:paragraph-rsid="000e0cb4"/>
    </style:style>
    <style:style style:name="P5" style:family="paragraph" style:parent-style-name="Text_20_body">
      <style:text-properties officeooo:rsid="000e0cb4" officeooo:paragraph-rsid="000e0cb4"/>
    </style:style>
    <style:style style:name="P6" style:family="paragraph" style:parent-style-name="Text_20_body" style:list-style-name="L2">
      <style:text-properties officeooo:rsid="000e0cb4" officeooo:paragraph-rsid="000e0cb4"/>
    </style:style>
    <style:style style:name="P7" style:family="paragraph" style:parent-style-name="Text_20_body" style:list-style-name="L3">
      <style:text-properties officeooo:rsid="000e0cb4" officeooo:paragraph-rsid="000e0cb4"/>
    </style:style>
    <style:style style:name="T1" style:family="text">
      <style:text-properties officeooo:rsid="000d41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FC <text:span text:style-name="T1">475</text:span></text:p>
      <text:p text:style-name="P1"/>
      <text:p text:style-name="P4">FTP and Network Mail System (1973)</text:p>
      <text:p text:style-name="P2"/>
      <text:p text:style-name="P1"/>
      <text:p text:style-name="P5">FTP currently providers 2 commands for handling mail. </text:p>
      <text:p text:style-name="P5">The MAIL comman allows a user to send mail via telnet. </text:p>
      <text:p text:style-name="P5">The MLFL ( Mail File ) command allows a user to send mail via data connection. </text:p>
      <text:p text:style-name="P5">Network mail system should provide a facility whereby users can conveniently send messages to other network users who have mailboxes at one or more hosts. </text:p>
      <text:p text:style-name="P5">A mailbox is a place where mail is stored before a user picks it up. </text:p>
      <text:p text:style-name="P5">Mailbox address is the address required by the sender in order to send the mail to its destination. </text:p>
      <text:p text:style-name="P5">Mailbox address contains host address and user’s mailbox ID at the host. </text:p>
      <text:p text:style-name="P5">The network mail system provides the following 6 functions:</text:p>
      <text:list xml:id="list2211221053" text:style-name="L2">
        <text:list-item>
          <text:p text:style-name="P6">Create mail</text:p>
        </text:list-item>
        <text:list-item>
          <text:p text:style-name="P6">Locate mail</text:p>
        </text:list-item>
        <text:list-item>
          <text:p text:style-name="P6">Send mail</text:p>
        </text:list-item>
        <text:list-item>
          <text:p text:style-name="P6">Store mail</text:p>
        </text:list-item>
        <text:list-item>
          <text:p text:style-name="P6">Record mail</text:p>
        </text:list-item>
        <text:list-item>
          <text:p text:style-name="P6">Read mail</text:p>
        </text:list-item>
      </text:list>
      <text:p text:style-name="P5"/>
      <text:p text:style-name="P5">4 models of mail systems </text:p>
      <text:list xml:id="list1960029144" text:style-name="L3">
        <text:list-item>
          <text:p text:style-name="P7">User directly connects to a FTP server and sends mail using the MAIL command. The user only needs a telnet program at his site. </text:p>
        </text:list-item>
        <text:list-item>
          <text:p text:style-name="P7">User composes the mail using a local editor and requests a program to send mail for him. The mail can be deferred by the sending program if the destination host is down. </text:p>
        </text:list-item>
        <text:list-item>
          <text:p text:style-name="P7">User may send a citation of the mail instead of the complete mail item. The citation refers to an existing document which can be retrieved online. </text:p>
        </text:list-item>
      </text:list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23:11:41.973567931</meta:creation-date>
    <dc:date>2019-04-20T00:32:49.389289224</dc:date>
    <meta:editing-duration>PT11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30" meta:character-count="1234" meta:non-whitespace-character-count="1022"/>
  </office:meta>
</office:document-meta>
</file>